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, monospace"/>
    <style:font-face style:name="var ff-mono" svg:font-family="'var ff-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dad85"/>
    </style:style>
    <style:style style:name="P2" style:family="paragraph" style:parent-style-name="Standard">
      <style:text-properties officeooo:paragraph-rsid="002e89e2"/>
    </style:style>
    <style:style style:name="P3" style:family="paragraph" style:parent-style-name="Standard">
      <style:text-properties officeooo:paragraph-rsid="0030e2f4"/>
    </style:style>
    <style:style style:name="P4" style:family="paragraph" style:parent-style-name="Standard">
      <style:text-properties officeooo:paragraph-rsid="0032d1ae"/>
    </style:style>
    <style:style style:name="P5" style:family="paragraph" style:parent-style-name="Standard">
      <style:text-properties officeooo:paragraph-rsid="00336f65"/>
    </style:style>
    <style:style style:name="T1" style:family="text">
      <style:text-properties officeooo:rsid="002c2e85"/>
    </style:style>
    <style:style style:name="T2" style:family="text">
      <style:text-properties officeooo:rsid="002ccdbe"/>
    </style:style>
    <style:style style:name="T3" style:family="text">
      <style:text-properties officeooo:rsid="0030e2f4"/>
    </style:style>
    <style:style style:name="T4" style:family="text">
      <style:text-properties officeooo:rsid="0032d1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dmitPatient</text:p>
      <text:p text:style-name="P2">insert into admitPatient(dateAdmitted, nursingUnit, room, bedNumber) VALUES ('2022-07-04', '4','blue','1');</text:p>
      <text:p text:style-name="P2"/>
      <text:p text:style-name="P3">allergyInfo<text:line-break/>insert into allergyInfo (code, allergyInfo) values (1, 'pennicillin');</text:p>
      <text:p text:style-name="P1"/>
      <text:p text:style-name="P1">appointmentTable</text:p>
      <text:p text:style-name="P1">insert into appointmentTable(dateofApt, patientNumber, physician) Values ('2022-07-05', '1', '1');</text:p>
      <text:p text:style-name="P1"/>
      <text:p text:style-name="P1">cholesterolTable</text:p>
      <text:p text:style-name="P3">insert into cholesterolTable (HDLlevels, LDLlevels, Triglycerides, dateAdministered, patientNumber) VALUES ('2','2','3','2022-07-08','2');<text:line-break/><text:line-break/><text:span text:style-name="T3">Note: Insert Statements have to already have a corresponding entry in patientNumber column in Patient table or otherwise it will return a foreign key error.</text:span></text:p>
      <text:p text:style-name="P1"/>
      <text:p text:style-name="P1">contractInfo</text:p>
      <text:p text:style-name="P1">insert into contractInfo (contractNum, contractLength, dateStart, specialty) VALUES ('1214', '78', '2022-02-01', 'anesthesia');</text:p>
      <text:p text:style-name="P1"/>
      <text:p text:style-name="P1">illnessTable</text:p>
      <text:p text:style-name="P1">insert into illnessTable(code, name, requiresInPatient) VALUES ('1', 'broken bone', '1');</text:p>
      <text:p text:style-name="P1"/>
      <text:p text:style-name="P1">medicationTable</text:p>
      <text:p text:style-name="P1">insert into medicationTable(medCode, name, assignedBy, assignedTo, quantityOnHand, quantityOnOrder, unitCost) VALUES ('1', 'Tylenol', '2', '2','100','400', '29.99');</text:p>
      <text:p text:style-name="P1"/>
      <text:p text:style-name="P5">nurseTable<text:line-break/>insert into nurseTable (employeeNumber, Name, ssn, salary, skills, numPatientsAssigned, gender, Address, phone, grade, years) </text:p>
      <text:p text:style-name="P5">VALUES (1, 'Maria McGregor','987654321','75000','pediatrics','2','female','121 Gigawatt Avenue','(987)876-6543', <text:s/>'3','3');</text:p>
      <text:p text:style-name="P1"/>
      <text:p text:style-name="P1">patientMedDate</text:p>
      <text:p text:style-name="P1">insert into patientMedDate (datePrescribed, patientNumber, cholesterol, bloodSugar, allergyCodes) VALUES ('2022-07-12', '2', '4', '50', '1')</text:p>
      <text:p text:style-name="P1"/>
      <text:p text:style-name="P3">patientTable<text:line-break/>insert into patientTable(name, ssn, address, primaryCarePhys, nurse, allergies, gender, dateOfBirth) VALUES ('Tom Smith', '123-45-6789', '234 Main Steet, AnyState', '1', '1', 'penicillin', 'male', '29 Feb 1970');<text:line-break/><text:line-break/><text:span text:style-name="T3">Note: Insert Statements have to already have a corresponding entry in employeeNumber column in nurse and Physician tables or otherwise it will return a foreign key error.</text:span></text:p>
      <text:p text:style-name="Standard"/>
      <text:p text:style-name="Standard"><text:span text:style-name="T1">I</text:span>NSERT INTO physicianTable(ssn, salary, gender, address, phoneNumber, speciality) values ('123-45-6789', '123456', 'male', '123 Main Street, Anytown, Anywhere', '(123)456-7890', 'orthopedics');</text:p>
      <text:p text:style-name="Standard"/>
      <text:p text:style-name="P1"><text:span text:style-name="T2">s</text:span>urgeonTable</text:p>
      <text:p text:style-name="P1">INSERT INTO surgeonTable (ssn, gender, address, phoneNumber, contractNum) VALUES ('321-21-1234', 'female', 'Hotel Broadilbin', '907-871-4532', '1214');</text:p>
      <text:p text:style-name="P1"><text:soft-page-break/></text:p>
      <text:p text:style-name="P1">surgerySchedule</text:p>
      <text:p text:style-name="P1">insert into surgerySchedule(scheduledDate, location, patientNumber, surgeonNumber) VALUES ('2022-07-15','Fourth Floor','2','2')</text:p>
      <text:p text:style-name="P4"><text:span text:style-name="T3">Note: Insert Statements have to already have a corresponding entry in employeeNumber column in </text:span><text:span text:style-name="T4">surgeon </text:span><text:span text:style-name="T3">table </text:span><text:span text:style-name="T4">and patient Num / patient Table</text:span><text:span text:style-name="T3"> or otherwise it will return a foreign key error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, monospace"/>
    <style:font-face style:name="var ff-mono" svg:font-family="'var ff-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6:10:47.600846731</meta:creation-date>
    <dc:date>2022-07-07T20:25:39.701489445</dc:date>
    <meta:editing-duration>PT48M39S</meta:editing-duration>
    <meta:editing-cycles>1</meta:editing-cycles>
    <meta:document-statistic meta:table-count="0" meta:image-count="0" meta:object-count="0" meta:page-count="2" meta:paragraph-count="24" meta:word-count="271" meta:character-count="2545" meta:non-whitespace-character-count="2294"/>
    <meta:generator>LibreOffice/7.0.4.2$Linux_AARCH64 LibreOffice_project/00$Build-2</meta:generator>
  </office:meta>
</office:document-meta>
</file>